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Arial1" svg:font-family="Arial" style:font-family-generic="swiss"/>
    <style:font-face style:name="Calibri" svg:font-family="Calibri" style:font-family-generic="swiss"/>
    <style:font-face style:name="DejaVu Serif" svg:font-family="'DejaVu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794cm" fo:margin-bottom="0.794cm" loext:contextual-spacing="false" fo:line-height="150%" fo:text-align="center" style:justify-single-word="false" fo:orphans="2" fo:widows="2" fo:text-indent="0cm" style:auto-text-indent="false"/>
      <style:text-properties fo:font-variant="normal" fo:text-transform="none" style:use-window-font-color="true" style:font-name="DejaVu Serif" fo:font-size="12pt" fo:letter-spacing="normal" fo:font-style="normal" fo:font-weight="normal" officeooo:rsid="001e73f8" officeooo:paragraph-rsid="001e73f8" style:font-size-asian="12pt" style:font-size-complex="12pt"/>
    </style:style>
    <style:style style:name="P2" style:family="paragraph" style:parent-style-name="Text_20_body">
      <style:paragraph-properties fo:margin-left="0cm" fo:margin-right="0cm" fo:margin-top="0.794cm" fo:margin-bottom="0.794cm" loext:contextual-spacing="false" fo:line-height="150%" fo:text-align="center" style:justify-single-word="false" fo:orphans="2" fo:widows="2" fo:text-indent="0cm" style:auto-text-indent="false"/>
      <style:text-properties fo:font-variant="normal" fo:text-transform="none" style:use-window-font-color="true" style:font-name="DejaVu Serif" fo:font-size="12pt" fo:letter-spacing="normal" fo:font-style="normal" fo:font-weight="normal" officeooo:rsid="002066b6" officeooo:paragraph-rsid="002066b6" style:font-size-asian="12pt" style:font-size-complex="12pt"/>
    </style:style>
    <style:style style:name="P3" style:family="paragraph" style:parent-style-name="Text_20_body">
      <style:paragraph-properties fo:margin-left="0cm" fo:margin-right="0cm" fo:margin-top="0.794cm" fo:margin-bottom="0.794cm" loext:contextual-spacing="false" fo:line-height="150%" fo:orphans="2" fo:widows="2" fo:text-indent="0cm" style:auto-text-indent="false"/>
      <style:text-properties fo:font-variant="normal" fo:text-transform="none" style:use-window-font-color="true" style:font-name="DejaVu Serif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paragraph-properties fo:margin-left="0cm" fo:margin-right="0cm" fo:margin-top="0.794cm" fo:margin-bottom="0.794cm" loext:contextual-spacing="false" fo:line-height="150%" fo:text-align="start" style:justify-single-word="false" fo:orphans="2" fo:widows="2" fo:text-indent="0cm" style:auto-text-indent="false"/>
      <style:text-properties fo:font-variant="normal" fo:text-transform="none" style:use-window-font-color="true" style:font-name="DejaVu Serif" fo:font-size="12pt" fo:letter-spacing="normal" fo:font-style="normal" fo:font-weight="normal" officeooo:rsid="0023e0c1" officeooo:paragraph-rsid="0023e0c1" style:font-size-asian="12pt" style:font-size-complex="12pt"/>
    </style:style>
    <style:style style:name="P5" style:family="paragraph" style:parent-style-name="Text_20_body">
      <style:paragraph-properties fo:margin-left="0cm" fo:margin-right="0cm" fo:margin-top="0.794cm" fo:margin-bottom="0.794cm" loext:contextual-spacing="false" fo:line-height="150%" fo:orphans="2" fo:widows="2" fo:text-indent="0cm" style:auto-text-indent="false"/>
      <style:text-properties fo:font-variant="normal" fo:text-transform="none" style:use-window-font-color="true" style:font-name="DejaVu Serif" fo:font-size="12pt" fo:letter-spacing="normal" fo:font-style="normal" style:text-underline-style="solid" style:text-underline-width="auto" style:text-underline-color="font-color" fo:font-weight="bold" officeooo:rsid="0026ce46" officeooo:paragraph-rsid="0026ce46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left="0cm" fo:margin-right="0cm" fo:margin-top="0.794cm" fo:margin-bottom="0.794cm" loext:contextual-spacing="false" fo:line-height="150%" fo:orphans="2" fo:widows="2" fo:text-indent="0cm" style:auto-text-indent="false"/>
      <style:text-properties fo:font-variant="normal" fo:text-transform="none" style:use-window-font-color="true" style:font-name="DejaVu Serif" fo:font-size="12pt" fo:letter-spacing="normal" fo:font-style="normal" style:text-underline-style="solid" style:text-underline-width="auto" style:text-underline-color="font-color" fo:font-weight="bold" officeooo:rsid="0027596a" officeooo:paragraph-rsid="0027596a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left="0cm" fo:margin-right="0cm" fo:margin-top="0.794cm" fo:margin-bottom="0.794cm" loext:contextual-spacing="false" fo:line-height="150%" fo:orphans="2" fo:widows="2" fo:text-indent="0cm" style:auto-text-indent="false"/>
      <style:text-properties fo:font-variant="normal" fo:text-transform="none" style:use-window-font-color="true" style:font-name="DejaVu Serif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0cm" fo:margin-right="0cm" fo:margin-top="0.794cm" fo:margin-bottom="0.794cm" loext:contextual-spacing="false" fo:line-height="150%" fo:text-align="center" style:justify-single-word="false" fo:orphans="2" fo:widows="2" fo:text-indent="0cm" style:auto-text-indent="false"/>
      <style:text-properties fo:font-variant="normal" fo:text-transform="none" style:use-window-font-color="true" style:font-name="DejaVu Serif" fo:font-size="12pt" fo:letter-spacing="normal" fo:font-style="normal" style:text-underline-style="solid" style:text-underline-width="auto" style:text-underline-color="font-color" fo:font-weight="bold" officeooo:rsid="002f40e8" officeooo:paragraph-rsid="002f40e8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left="0cm" fo:margin-right="0cm" fo:margin-top="0.794cm" fo:margin-bottom="0.794cm" loext:contextual-spacing="false" fo:line-height="150%" fo:text-align="center" style:justify-single-word="false" fo:orphans="2" fo:widows="2" fo:text-indent="0cm" style:auto-text-indent="false"/>
      <style:text-properties fo:font-variant="normal" fo:text-transform="none" style:use-window-font-color="true" style:font-name="DejaVu Serif" fo:font-size="12pt" fo:letter-spacing="normal" fo:font-style="normal" style:text-underline-style="solid" style:text-underline-width="auto" style:text-underline-color="font-color" fo:font-weight="bold" officeooo:rsid="0035d3b2" officeooo:paragraph-rsid="0035d3b2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left="0cm" fo:margin-right="0cm" fo:margin-top="0.794cm" fo:margin-bottom="0.794cm" loext:contextual-spacing="false" fo:line-height="150%" fo:orphans="2" fo:widows="2" fo:text-indent="0cm" style:auto-text-indent="false"/>
    </style:style>
    <style:style style:name="P11" style:family="paragraph" style:parent-style-name="Text_20_body" style:list-style-name="L1">
      <style:paragraph-properties fo:margin-top="0cm" fo:margin-bottom="0.265cm" loext:contextual-spacing="false" fo:orphans="2" fo:widows="2"/>
      <style:text-properties fo:font-variant="normal" fo:text-transform="none" style:use-window-font-color="true" style:font-name="DejaVu Serif" fo:font-size="12pt" fo:letter-spacing="normal" fo:font-style="normal" fo:font-weight="normal" style:font-size-asian="12pt" style:font-size-complex="12pt"/>
    </style:style>
    <style:style style:name="P12" style:family="paragraph" style:parent-style-name="Text_20_body" style:list-style-name="L2">
      <style:paragraph-properties fo:margin-top="0cm" fo:margin-bottom="0.265cm" loext:contextual-spacing="false" fo:orphans="2" fo:widows="2"/>
      <style:text-properties fo:font-variant="normal" fo:text-transform="none" style:use-window-font-color="true" style:font-name="DejaVu Serif" fo:font-size="12pt" fo:letter-spacing="normal" fo:font-style="normal" fo:font-weight="normal" style:font-size-asian="12pt" style:font-size-complex="12pt"/>
    </style:style>
    <style:style style:name="P13" style:family="paragraph" style:parent-style-name="Text_20_body" style:list-style-name="L3">
      <style:paragraph-properties fo:margin-top="0cm" fo:margin-bottom="0.265cm" loext:contextual-spacing="false" fo:orphans="2" fo:widows="2"/>
      <style:text-properties fo:font-variant="normal" fo:text-transform="none" style:use-window-font-color="true" style:font-name="DejaVu Serif" fo:font-size="12pt" fo:letter-spacing="normal" fo:font-style="normal" fo:font-weight="normal" style:font-size-asian="12pt" style:font-size-complex="12pt"/>
    </style:style>
    <style:style style:name="P14" style:family="paragraph" style:parent-style-name="Text_20_body" style:list-style-name="L4">
      <style:paragraph-properties fo:margin-top="0cm" fo:margin-bottom="0.265cm" loext:contextual-spacing="false" fo:orphans="2" fo:widows="2"/>
      <style:text-properties fo:font-variant="normal" fo:text-transform="none" style:use-window-font-color="true" style:font-name="DejaVu Serif" fo:font-size="12pt" fo:letter-spacing="normal" fo:font-style="normal" fo:font-weight="normal" style:font-size-asian="12pt" style:font-size-complex="12pt"/>
    </style:style>
    <style:style style:name="P15" style:family="paragraph" style:parent-style-name="Text_20_body" style:list-style-name="L5">
      <style:paragraph-properties fo:margin-top="0cm" fo:margin-bottom="0.265cm" loext:contextual-spacing="false" fo:orphans="2" fo:widows="2"/>
      <style:text-properties fo:font-variant="normal" fo:text-transform="none" style:use-window-font-color="true" style:font-name="DejaVu Serif" fo:font-size="12pt" fo:letter-spacing="normal" fo:font-style="normal" fo:font-weight="normal" style:font-size-asian="12pt" style:font-size-complex="12pt"/>
    </style:style>
    <style:style style:name="P16" style:family="paragraph" style:parent-style-name="Text_20_body" style:list-style-name="L6">
      <style:paragraph-properties fo:margin-top="0cm" fo:margin-bottom="0.265cm" loext:contextual-spacing="false" fo:orphans="2" fo:widows="2"/>
      <style:text-properties fo:font-variant="normal" fo:text-transform="none" style:use-window-font-color="true" style:font-name="DejaVu Serif" fo:font-size="12pt" fo:letter-spacing="normal" fo:font-style="normal" fo:font-weight="normal" style:font-size-asian="12pt" style:font-size-complex="12pt"/>
    </style:style>
    <style:style style:name="P17" style:family="paragraph" style:parent-style-name="Text_20_body">
      <style:paragraph-properties fo:margin-left="0cm" fo:margin-right="0cm" fo:margin-top="0.794cm" fo:margin-bottom="0.794cm" loext:contextual-spacing="false" fo:line-height="150%" fo:text-align="center" style:justify-single-word="false" fo:orphans="2" fo:widows="2" fo:text-indent="0cm" style:auto-text-indent="false"/>
      <style:text-properties fo:font-variant="normal" fo:text-transform="none" style:use-window-font-color="true" style:font-name="DejaVu Serif" fo:font-size="12pt" fo:letter-spacing="normal" fo:font-style="normal" style:text-underline-style="solid" style:text-underline-width="auto" style:text-underline-color="font-color" fo:font-weight="bold" officeooo:rsid="0035a38f" officeooo:paragraph-rsid="0035a38f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margin-left="0cm" fo:margin-right="0cm" fo:margin-top="0.794cm" fo:margin-bottom="0.794cm" loext:contextual-spacing="false" fo:line-height="150%" fo:text-align="center" style:justify-single-word="false" fo:orphans="2" fo:widows="2" fo:text-indent="0cm" style:auto-text-indent="false"/>
      <style:text-properties fo:font-variant="normal" fo:text-transform="none" style:use-window-font-color="true" style:font-name="DejaVu Serif" fo:font-size="12pt" fo:letter-spacing="normal" fo:font-style="normal" style:text-underline-style="solid" style:text-underline-width="auto" style:text-underline-color="font-color" fo:font-weight="bold" officeooo:rsid="0035075d" officeooo:paragraph-rsid="0035075d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margin-left="0cm" fo:margin-right="0cm" fo:margin-top="0.794cm" fo:margin-bottom="0.794cm" loext:contextual-spacing="false" fo:line-height="150%" fo:orphans="2" fo:widows="2" fo:text-indent="0cm" style:auto-text-indent="false"/>
      <style:text-properties fo:font-variant="normal" fo:text-transform="none" style:use-window-font-color="true" style:font-name="DejaVu Serif" fo:font-size="12pt" fo:letter-spacing="normal" fo:font-style="normal" fo:font-weight="normal" style:font-size-asian="12pt" style:font-size-complex="12pt"/>
    </style:style>
    <style:style style:name="P20" style:family="paragraph" style:parent-style-name="Text_20_body" style:list-style-name="L7">
      <style:paragraph-properties fo:margin-top="0.794cm" fo:margin-bottom="0.794cm" loext:contextual-spacing="false" fo:line-height="150%" fo:orphans="2" fo:widows="2"/>
      <style:text-properties fo:font-variant="normal" fo:text-transform="none" style:use-window-font-color="true" style:font-name="DejaVu Serif" fo:font-size="12pt" fo:letter-spacing="normal" fo:font-style="normal" fo:font-weight="normal" officeooo:rsid="00376f2c" officeooo:paragraph-rsid="00376f2c" style:font-size-asian="12pt" style:font-size-complex="12pt"/>
    </style:style>
    <style:style style:name="P21" style:family="paragraph" style:parent-style-name="Text_20_body" style:list-style-name="L7">
      <style:paragraph-properties fo:margin-top="0.794cm" fo:margin-bottom="0.794cm" loext:contextual-spacing="false" fo:line-height="150%" fo:orphans="2" fo:widows="2"/>
      <style:text-properties fo:font-variant="normal" fo:text-transform="none" style:use-window-font-color="true" style:font-name="DejaVu Serif" fo:font-size="12pt" fo:letter-spacing="normal" fo:font-style="normal" fo:font-weight="normal" officeooo:rsid="0039652f" officeooo:paragraph-rsid="0039652f" style:font-size-asian="12pt" style:font-size-complex="12pt"/>
    </style:style>
    <style:style style:name="P22" style:family="paragraph" style:parent-style-name="Text_20_body" style:list-style-name="L7">
      <style:paragraph-properties fo:margin-top="0.794cm" fo:margin-bottom="0.794cm" loext:contextual-spacing="false" fo:line-height="150%" fo:orphans="2" fo:widows="2"/>
      <style:text-properties fo:font-variant="normal" fo:text-transform="none" style:use-window-font-color="true" style:font-name="DejaVu Serif" fo:font-size="12pt" fo:letter-spacing="normal" fo:font-style="normal" fo:font-weight="normal" officeooo:rsid="003ad806" officeooo:paragraph-rsid="003ad806" style:font-size-asian="12pt" style:font-size-complex="12pt"/>
    </style:style>
    <style:style style:name="P23" style:family="paragraph" style:parent-style-name="Text_20_body" style:list-style-name="L7">
      <style:paragraph-properties fo:margin-top="0.794cm" fo:margin-bottom="0.794cm" loext:contextual-spacing="false" fo:line-height="150%" fo:orphans="2" fo:widows="2"/>
      <style:text-properties fo:font-variant="normal" fo:text-transform="none" style:use-window-font-color="true" style:font-name="DejaVu Serif" fo:font-size="12pt" fo:letter-spacing="normal" fo:font-style="normal" fo:font-weight="normal" officeooo:rsid="003b8022" officeooo:paragraph-rsid="003b8022" style:font-size-asian="12pt" style:font-size-complex="12pt"/>
    </style:style>
    <style:style style:name="T1" style:family="text">
      <style:text-properties fo:font-variant="normal" fo:text-transform="none" style:use-window-font-color="true" style:font-name="DejaVu Serif" fo:font-size="12pt" fo:letter-spacing="normal" fo:font-style="normal" fo:font-weight="normal" style:font-size-asian="12pt" style:font-size-complex="12pt"/>
    </style:style>
    <style:style style:name="T2" style:family="text">
      <style:text-properties officeooo:rsid="0029588e"/>
    </style:style>
    <style:style style:name="T3" style:family="text">
      <style:text-properties fo:color="#000000" style:font-name="Times New Roman" fo:font-size="14pt"/>
    </style:style>
    <style:style style:name="T4" style:family="text">
      <style:text-properties style:font-name="Times New Roman" fo:font-size="14pt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NE:</text:p>
      <text:p text:style-name="P4"/>
      <text:p text:style-name="P2">TO DO: </text:p>
      <text:p text:style-name="P5">visiteurs</text:p>
      <text:list xml:id="list1752777712" text:style-name="L1">
        <text:list-item>
          <text:p text:style-name="P11"><text:s/>Consulter la liste des articles</text:p>
        </text:list-item>
        <text:list-item>
          <text:p text:style-name="P11"><text:s/>Voir le détail des articles</text:p>
        </text:list-item>
        <text:list-item>
          <text:p text:style-name="P11"><text:s/>De s'inscrire sur le site</text:p>
        </text:list-item>
        <text:list-item>
          <text:p text:style-name="P11"><text:s/>De s'authentifier</text:p>
        </text:list-item>
      </text:list>
      <text:p text:style-name="P6">Clients</text:p>
      <text:list xml:id="list1997615959" text:style-name="L2">
        <text:list-item>
          <text:p text:style-name="P12"><text:s/>Ajouter des articles dans son panier</text:p>
        </text:list-item>
        <text:list-item>
          <text:p text:style-name="P12"><text:s/>Valider une commande (confirmer son panier)</text:p>
        </text:list-item>
        <text:list-item>
          <text:p text:style-name="P12"><text:s/>Consulter la liste de ses commandes</text:p>
        </text:list-item>
      </text:list>
      <text:p text:style-name="P7"><text:span text:style-name="T2">A</text:span>dministrateurs</text:p>
      <text:list xml:id="list2584875213" text:style-name="L3">
        <text:list-item>
          <text:p text:style-name="P13"><text:s/>Ajouter des articles</text:p>
        </text:list-item>
        <text:list-item>
          <text:p text:style-name="P13"><text:s/>Editer des articles</text:p>
        </text:list-item>
        <text:list-item>
          <text:p text:style-name="P13"><text:s/>Supprimer des articles</text:p>
        </text:list-item>
        <text:list-item>
          <text:p text:style-name="P13"><text:s/>Lister les commandes</text:p>
        </text:list-item>
        <text:list-item>
          <text:p text:style-name="P13"><text:s/>Statistique des commandes</text:p>
        </text:list-item>
      </text:list>
      <text:p text:style-name="P3"><text:soft-page-break/>SEO: La structure des URLs doit être soignée.<text:line-break/>Les URLs comporteront toujours un mot ou une phrase identifiant la nature de la page.<text:line-break/>(pour une phrase, les mots seront séparés par des tirets).<text:line-break/>Exemple: l'utilisateur souhaitant accéder au détail d'une chaise de jardin accédera à l'url: monprojet.be/articles-jardin/chaise<text:line-break/>Libre à vous de structurer les URLs comme vous le souhaitez.</text:p>
      <text:p text:style-name="P8">JAVASCRIPT</text:p>
      <text:list xml:id="list1494117039" text:style-name="L4">
        <text:list-item>
          <text:p text:style-name="P14"><text:s/>Un formulaire pour rajouter des articles via un fichier json avec une prévisualisation (preview via javascript)</text:p>
        </text:list-item>
        <text:list-item>
          <text:p text:style-name="P14"><text:s/>Drag and drop des articles dans le panier</text:p>
        </text:list-item>
        <text:list-item>
          <text:p text:style-name="P14"><text:s/>Prévisualisation du rendu final d'un article en temps réel quand on complète un formulaire de création</text:p>
        </text:list-item>
        <text:list-item>
          <text:p text:style-name="P14"><text:s/>Message d'avertissement quand on encode un article déjà créé (avant même de confirmer le formulaire)</text:p>
        </text:list-item>
        <text:list-item>
          <text:p text:style-name="P14">...</text:p>
        </text:list-item>
      </text:list>
      <text:p text:style-name="P10"><text:span text:style-name="Emphasis"><text:span text:style-name="T1">Ce sont des exemples ! Vous ne devez pas implémenter l'entièreté de la liste !</text:span></text:span></text:p>
      <text:p text:style-name="P17">Minimum des articles</text:p>
      <text:list xml:id="list3996000676" text:style-name="L5">
        <text:list-item>
          <text:p text:style-name="P15">Un titre</text:p>
        </text:list-item>
        <text:list-item>
          <text:p text:style-name="P15">Un prix</text:p>
        </text:list-item>
      </text:list>
      <text:p text:style-name="P3">La gestion d'un stock n'est donc pas obligatoire (on suppose que le stock est illimité).</text:p>
      <text:p text:style-name="P3"/>
      <text:p text:style-name="P18"><text:soft-page-break/>Minimum des commandes</text:p>
      <text:list xml:id="list3246249447" text:style-name="L6">
        <text:list-item>
          <text:p text:style-name="P16"><text:s/>Le nom du client qui passe la commande</text:p>
        </text:list-item>
        <text:list-item>
          <text:p text:style-name="P16"><text:s/>Les articles commandés</text:p>
        </text:list-item>
        <text:list-item>
          <text:p text:style-name="P16"><text:s/>Le prix total de la commande</text:p>
        </text:list-item>
      </text:list>
      <text:p text:style-name="P3">Concernant les statistiques des commandes, l'administrateur doit (en un clin d'oeil) pouvoir visualiser les articles les plus vendus grâce à un graphique.</text:p>
      <text:p text:style-name="P9">TECHNOLOGIES</text:p>
      <text:list xml:id="list338381248" text:style-name="L7">
        <text:list-item>
          <text:p text:style-name="P20">PHP (minimum v5.6): <text:span text:style-name="T4">Version PHP courante : 7.3.12</text:span> </text:p>
        </text:list-item>
        <text:list-item>
          <text:p text:style-name="P21">Javascript</text:p>
        </text:list-item>
        <text:list-item>
          <text:p text:style-name="P21">DB MySql</text:p>
        </text:list-item>
        <text:list-item>
          <text:p text:style-name="P22">Bootstrap</text:p>
        </text:list-item>
        <text:list-item>
          <text:p text:style-name="P23">MVC</text:p>
        </text:list-item>
      </text:list>
      <text:p text:style-name="P3">Aucune limitation au niveau des librairies que vous souhaitez utiliser (Ex: jQuery).</text:p>
      <text:p text:style-name="P3"/>
      <text:p text:style-name="P3"><text:soft-page-break/>N'oubliez pas de sécuriser vos dossiers et de configurer apache (via .htaccess) afin de toujours faire pointer les requêtes vers votre routeur.</text:p>
      <text:p text:style-name="P3">Attention: il est possible que votre client git n'ajoute pas les fichiers cachés (exemple: .htaccess).<text:line-break/>Vérifiez donc cela (configurez votre client pour qu'il le fasse ou ajoutez les fichiers depuis l'interface web de github)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Arial1" svg:font-family="Arial" style:font-family-generic="swiss"/>
    <style:font-face style:name="Calibri" svg:font-family="Calibri" style:font-family-generic="swiss"/>
    <style:font-face style:name="DejaVu Serif" svg:font-family="'DejaVu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21:52:03.352000000</meta:creation-date>
    <dc:date>2020-02-20T21:49:17.683000000</dc:date>
    <meta:editing-duration>PT53M43S</meta:editing-duration>
    <meta:editing-cycles>40</meta:editing-cycles>
    <meta:generator>LibreOffice/6.0.6.2$Windows_X86_64 LibreOffice_project/0c292870b25a325b5ed35f6b45599d2ea4458e77</meta:generator>
    <meta:document-statistic meta:table-count="0" meta:image-count="0" meta:object-count="0" meta:page-count="4" meta:paragraph-count="43" meta:word-count="359" meta:character-count="2163" meta:non-whitespace-character-count="1853"/>
  </office:meta>
</office:document-meta>
</file>